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465in"/>
    </style:style>
    <style:style style:name="co141" style:family="table-column">
      <style:table-column-properties fo:break-before="auto" style:column-width="1.4472in"/>
    </style:style>
    <style:style style:name="co142" style:family="table-column">
      <style:table-column-properties fo:break-before="auto" style:column-width="6.3362in"/>
    </style:style>
    <style:style style:name="co143" style:family="table-column">
      <style:table-column-properties fo:break-before="auto" style:column-width="2.1016in"/>
    </style:style>
    <style:style style:name="co144" style:family="table-column">
      <style:table-column-properties fo:break-before="auto" style:column-width="0.8035in"/>
    </style:style>
    <style:style style:name="co145" style:family="table-column">
      <style:table-column-properties fo:break-before="auto" style:column-width="4.5992in"/>
    </style:style>
    <style:style style:name="co146" style:family="table-column">
      <style:table-column-properties fo:break-before="auto" style:column-width="0.6098in"/>
    </style:style>
    <style:style style:name="co147" style:family="table-column">
      <style:table-column-properties fo:break-before="auto" style:column-width="1.2374in"/>
    </style:style>
    <style:style style:name="co148" style:family="table-column">
      <style:table-column-properties fo:break-before="auto" style:column-width="0.802in"/>
    </style:style>
    <style:style style:name="co149" style:family="table-column">
      <style:table-column-properties fo:break-before="auto" style:column-width="5.3098in"/>
    </style:style>
    <style:style style:name="co150" style:family="table-column">
      <style:table-column-properties fo:break-before="auto" style:column-width="1.752in"/>
    </style:style>
    <style:style style:name="co151" style:family="table-column">
      <style:table-column-properties fo:break-before="auto" style:column-width="0.6in"/>
    </style:style>
    <style:style style:name="co152" style:family="table-column">
      <style:table-column-properties fo:break-before="auto" style:column-width="5.1571in"/>
    </style:style>
    <style:style style:name="co153" style:family="table-column">
      <style:table-column-properties fo:break-before="auto" style:column-width="2.5835in"/>
    </style:style>
    <style:style style:name="co154" style:family="table-column">
      <style:table-column-properties fo:break-before="auto" style:column-width="0.7618in"/>
    </style:style>
    <style:style style:name="co155" style:family="table-column">
      <style:table-column-properties fo:break-before="auto" style:column-width="9.1646in"/>
    </style:style>
    <style:style style:name="co156" style:family="table-column">
      <style:table-column-properties fo:break-before="auto" style:column-width="5.2854in"/>
    </style:style>
    <style:style style:name="co157" style:family="table-column">
      <style:table-column-properties fo:break-before="auto" style:column-width="2.7228in"/>
    </style:style>
    <style:style style:name="co158" style:family="table-column">
      <style:table-column-properties fo:break-before="auto" style:column-width="0.6772in"/>
    </style:style>
    <style:style style:name="co159" style:family="table-column">
      <style:table-column-properties fo:break-before="auto" style:column-width="0.9063in"/>
    </style:style>
    <style:style style:name="co160" style:family="table-column">
      <style:table-column-properties fo:break-before="auto" style:column-width="1.5728in"/>
    </style:style>
    <style:style style:name="co161" style:family="table-column">
      <style:table-column-properties fo:break-before="auto" style:column-width="5.2217in"/>
    </style:style>
    <style:style style:name="co162" style:family="table-column">
      <style:table-column-properties fo:break-before="auto" style:column-width="1.6492in"/>
    </style:style>
    <style:style style:name="co163" style:family="table-column">
      <style:table-column-properties fo:break-before="auto" style:column-width="2.2299in"/>
    </style:style>
    <style:style style:name="co164" style:family="table-column">
      <style:table-column-properties fo:break-before="auto" style:column-width="0.7283in"/>
    </style:style>
    <style:style style:name="co165" style:family="table-column">
      <style:table-column-properties fo:break-before="auto" style:column-width="6.0575in"/>
    </style:style>
    <style:style style:name="co166" style:family="table-column">
      <style:table-column-properties fo:break-before="auto" style:column-width="2.5083in"/>
    </style:style>
    <style:style style:name="co167" style:family="table-column">
      <style:table-column-properties fo:break-before="auto" style:column-width="5.7465in"/>
    </style:style>
    <style:style style:name="co168" style:family="table-column">
      <style:table-column-properties fo:break-before="auto" style:column-width="2.4335in"/>
    </style:style>
    <style:style style:name="co169" style:family="table-column">
      <style:table-column-properties fo:break-before="auto" style:column-width="7.4083in"/>
    </style:style>
    <style:style style:name="co170" style:family="table-column">
      <style:table-column-properties fo:break-before="auto" style:column-width="1.0181in"/>
    </style:style>
    <style:style style:name="co171" style:family="table-column">
      <style:table-column-properties fo:break-before="auto" style:column-width="1.3291in"/>
    </style:style>
    <style:style style:name="co172" style:family="table-column">
      <style:table-column-properties fo:break-before="auto" style:column-width="5.3929in"/>
    </style:style>
    <style:style style:name="co173" style:family="table-column">
      <style:table-column-properties fo:break-before="auto" style:column-width="1.8654in"/>
    </style:style>
    <style:style style:name="co174" style:family="table-column">
      <style:table-column-properties fo:break-before="auto" style:column-width="1.1244in"/>
    </style:style>
    <style:style style:name="co175" style:family="table-column">
      <style:table-column-properties fo:break-before="auto" style:column-width="1.3425in"/>
    </style:style>
    <style:style style:name="co176" style:family="table-column">
      <style:table-column-properties fo:break-before="auto" style:column-width="4.778in"/>
    </style:style>
    <style:style style:name="co177" style:family="table-column">
      <style:table-column-properties fo:break-before="auto" style:column-width="1.8827in"/>
    </style:style>
    <style:style style:name="co178" style:family="table-column">
      <style:table-column-properties fo:break-before="auto" style:column-width="0.7181in"/>
    </style:style>
    <style:style style:name="co179" style:family="table-column">
      <style:table-column-properties fo:break-before="auto" style:column-width="1.3075in"/>
    </style:style>
    <style:style style:name="co180" style:family="table-column">
      <style:table-column-properties fo:break-before="auto" style:column-width="4.6425in"/>
    </style:style>
    <style:style style:name="co181" style:family="table-column">
      <style:table-column-properties fo:break-before="auto" style:column-width="2.7016in"/>
    </style:style>
    <style:style style:name="co182" style:family="table-column">
      <style:table-column-properties fo:break-before="auto" style:column-width="5.4898in"/>
    </style:style>
    <style:style style:name="co183" style:family="table-column">
      <style:table-column-properties fo:break-before="auto" style:column-width="0.8791in"/>
    </style:style>
    <style:style style:name="co184" style:family="table-column">
      <style:table-column-properties fo:break-before="auto" style:column-width="1.0075in"/>
    </style:style>
    <style:style style:name="co185" style:family="table-column">
      <style:table-column-properties fo:break-before="auto" style:column-width="5.6283in"/>
    </style:style>
    <style:style style:name="co186" style:family="table-column">
      <style:table-column-properties fo:break-before="auto" style:column-width="3.5165in"/>
    </style:style>
    <style:style style:name="co187" style:family="table-column">
      <style:table-column-properties fo:break-before="auto" style:column-width="1.2756in"/>
    </style:style>
    <style:style style:name="co188" style:family="table-column">
      <style:table-column-properties fo:break-before="auto" style:column-width="4.6098in"/>
    </style:style>
    <style:style style:name="co189" style:family="table-column">
      <style:table-column-properties fo:break-before="auto" style:column-width="1.4256in"/>
    </style:style>
    <style:style style:name="co190" style:family="table-column">
      <style:table-column-properties fo:break-before="auto" style:column-width="2.2083in"/>
    </style:style>
    <style:style style:name="co191" style:family="table-column">
      <style:table-column-properties fo:break-before="auto" style:column-width="5.6819in"/>
    </style:style>
    <style:style style:name="co192" style:family="table-column">
      <style:table-column-properties fo:break-before="auto" style:column-width="2.3366in"/>
    </style:style>
    <style:style style:name="co193" style:family="table-column">
      <style:table-column-properties fo:break-before="auto" style:column-width="1.3689in"/>
    </style:style>
    <style:style style:name="co194" style:family="table-column">
      <style:table-column-properties fo:break-before="auto" style:column-width="5.0654in"/>
    </style:style>
    <style:style style:name="co195" style:family="table-column">
      <style:table-column-properties fo:break-before="auto" style:column-width="3.7201in"/>
    </style:style>
    <style:style style:name="co196" style:family="table-column">
      <style:table-column-properties fo:break-before="auto" style:column-width="2.9055in"/>
    </style:style>
    <style:style style:name="co197" style:family="table-column">
      <style:table-column-properties fo:break-before="auto" style:column-width="0.8575in"/>
    </style:style>
    <style:style style:name="co198" style:family="table-column">
      <style:table-column-properties fo:break-before="auto" style:column-width="2.5193in"/>
    </style:style>
    <style:style style:name="co199" style:family="table-column">
      <style:table-column-properties fo:break-before="auto" style:column-width="5.5217in"/>
    </style:style>
    <style:style style:name="co200" style:family="table-column">
      <style:table-column-properties fo:break-before="auto" style:column-width="0.911in"/>
    </style:style>
    <style:style style:name="co201" style:family="table-column">
      <style:table-column-properties fo:break-before="auto" style:column-width="1.1472in"/>
    </style:style>
    <style:style style:name="co202" style:family="table-column">
      <style:table-column-properties fo:break-before="auto" style:column-width="0.4602in"/>
    </style:style>
    <style:style style:name="co203" style:family="table-column">
      <style:table-column-properties fo:break-before="auto" style:column-width="5.6398in"/>
    </style:style>
    <style:style style:name="co204" style:family="table-column">
      <style:table-column-properties fo:break-before="auto" style:column-width="3.0984in"/>
    </style:style>
    <style:style style:name="co205" style:family="table-column">
      <style:table-column-properties fo:break-before="auto" style:column-width="0.8146in"/>
    </style:style>
    <style:style style:name="co206" style:family="table-column">
      <style:table-column-properties fo:break-before="auto" style:column-width="2.2618in"/>
    </style:style>
    <style:style style:name="co207" style:family="table-column">
      <style:table-column-properties fo:break-before="auto" style:column-width="0.6709in"/>
    </style:style>
    <style:style style:name="co208" style:family="table-column">
      <style:table-column-properties fo:break-before="auto" style:column-width="0.9409in"/>
    </style:style>
    <style:style style:name="co209" style:family="table-column">
      <style:table-column-properties fo:break-before="auto" style:column-width="1.2638in"/>
    </style:style>
    <style:style style:name="co210" style:family="table-column">
      <style:table-column-properties fo:break-before="auto" style:column-width="0.8252in"/>
    </style:style>
    <style:style style:name="co211" style:family="table-column">
      <style:table-column-properties fo:break-before="auto" style:column-width="1.6189in"/>
    </style:style>
    <style:style style:name="co212" style:family="table-column">
      <style:table-column-properties fo:break-before="auto" style:column-width="4.3311in"/>
    </style:style>
    <style:style style:name="co213" style:family="table-column">
      <style:table-column-properties fo:break-before="auto" style:column-width="4.0634in"/>
    </style:style>
    <style:style style:name="co214" style:family="table-column">
      <style:table-column-properties fo:break-before="auto" style:column-width="2.8307in"/>
    </style:style>
    <style:style style:name="co215" style:family="table-column">
      <style:table-column-properties fo:break-before="auto" style:column-width="5.3717in"/>
    </style:style>
    <style:style style:name="co216" style:family="table-column">
      <style:table-column-properties fo:break-before="auto" style:column-width="1.3516in"/>
    </style:style>
    <style:style style:name="co217" style:family="table-column">
      <style:table-column-properties fo:break-before="auto" style:column-width="5.3008in"/>
    </style:style>
    <style:style style:name="co218" style:family="table-column">
      <style:table-column-properties fo:break-before="auto" style:column-width="1.4728in"/>
    </style:style>
    <style:style style:name="co219" style:family="table-column">
      <style:table-column-properties fo:break-before="auto" style:column-width="4.8571in"/>
    </style:style>
    <style:style style:name="co220" style:family="table-column">
      <style:table-column-properties fo:break-before="auto" style:column-width="2.2728in"/>
    </style:style>
    <style:style style:name="co221" style:family="table-column">
      <style:table-column-properties fo:break-before="auto" style:column-width="0.8681in"/>
    </style:style>
    <style:style style:name="co222" style:family="table-column">
      <style:table-column-properties fo:break-before="auto" style:column-width="4.5673in"/>
    </style:style>
    <style:style style:name="co223" style:family="table-column">
      <style:table-column-properties fo:break-before="auto" style:column-width="4.9957in"/>
    </style:style>
    <style:style style:name="co224" style:family="table-column">
      <style:table-column-properties fo:break-before="auto" style:column-width="1.211in"/>
    </style:style>
    <style:style style:name="co225" style:family="table-column">
      <style:table-column-properties fo:break-before="auto" style:column-width="4.6209in"/>
    </style:style>
    <style:style style:name="co226" style:family="table-column">
      <style:table-column-properties fo:break-before="auto" style:column-width="4.0417in"/>
    </style:style>
    <style:style style:name="co227" style:family="table-column">
      <style:table-column-properties fo:break-before="auto" style:column-width="4.2563in"/>
    </style:style>
    <style:style style:name="co228" style:family="table-column">
      <style:table-column-properties fo:break-before="auto" style:column-width="1.9618in"/>
    </style:style>
    <style:style style:name="co229" style:family="table-column">
      <style:table-column-properties fo:break-before="auto" style:column-width="0.7146in"/>
    </style:style>
    <style:style style:name="co230" style:family="table-column">
      <style:table-column-properties fo:break-before="auto" style:column-width="1.4429in"/>
    </style:style>
    <style:style style:name="co231" style:family="table-column">
      <style:table-column-properties fo:break-before="auto" style:column-width="5.1354in"/>
    </style:style>
    <style:style style:name="co232" style:family="table-column">
      <style:table-column-properties fo:break-before="auto" style:column-width="2.2681in"/>
    </style:style>
    <style:style style:name="co233" style:family="table-column">
      <style:table-column-properties fo:break-before="auto" style:column-width="5.4138in"/>
    </style:style>
    <style:style style:name="co234" style:family="table-column">
      <style:table-column-properties fo:break-before="auto" style:column-width="1.7472in"/>
    </style:style>
    <style:style style:name="co235" style:family="table-column">
      <style:table-column-properties fo:break-before="auto" style:column-width="0.6217in"/>
    </style:style>
    <style:style style:name="co236" style:family="table-column">
      <style:table-column-properties fo:break-before="auto" style:column-width="2.6374in"/>
    </style:style>
    <style:style style:name="co237" style:family="table-column">
      <style:table-column-properties fo:break-before="auto" style:column-width="4.3425in"/>
    </style:style>
    <style:style style:name="co238" style:family="table-column">
      <style:table-column-properties fo:break-before="auto" style:column-width="2.1335in"/>
    </style:style>
    <style:style style:name="co239" style:family="table-column">
      <style:table-column-properties fo:break-before="auto" style:column-width="0.6791in"/>
    </style:style>
    <style:style style:name="co240" style:family="table-column">
      <style:table-column-properties fo:break-before="auto" style:column-width="0.8209in"/>
    </style:style>
    <style:style style:name="co241" style:family="table-column">
      <style:table-column-properties fo:break-before="auto" style:column-width="5.6571in"/>
    </style:style>
    <style:style style:name="co242" style:family="table-column">
      <style:table-column-properties fo:break-before="auto" style:column-width="1.7028in"/>
    </style:style>
    <style:style style:name="co243" style:family="table-column">
      <style:table-column-properties fo:break-before="auto" style:column-width="5.5965in"/>
    </style:style>
    <style:style style:name="co244" style:family="table-column">
      <style:table-column-properties fo:break-before="auto" style:column-width="2.5626in"/>
    </style:style>
    <style:style style:name="co245" style:family="table-column">
      <style:table-column-properties fo:break-before="auto" style:column-width="0.5252in"/>
    </style:style>
    <style:style style:name="co246" style:family="table-column">
      <style:table-column-properties fo:break-before="auto" style:column-width="4.7925in"/>
    </style:style>
    <style:style style:name="co247"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4.6846in" fo:break-before="auto" style:use-optimal-row-height="true"/>
    </style:style>
    <style:style style:name="ro103" style:family="table-row">
      <style:table-row-properties style:row-height="0.9945in" fo:break-before="auto" style:use-optimal-row-height="true"/>
    </style:style>
    <style:style style:name="ro104" style:family="table-row">
      <style:table-row-properties style:row-height="1.928in" fo:break-before="auto" style:use-optimal-row-height="true"/>
    </style:style>
    <style:style style:name="ro105" style:family="table-row">
      <style:table-row-properties style:row-height="1.9689in" fo:break-before="auto" style:use-optimal-row-height="true"/>
    </style:style>
    <style:style style:name="ro106" style:family="table-row">
      <style:table-row-properties style:row-height="0.352in" fo:break-before="auto" style:use-optimal-row-height="true"/>
    </style:style>
    <style:style style:name="ro107" style:family="table-row">
      <style:table-row-properties style:row-height="0.6634in" fo:break-before="auto" style:use-optimal-row-height="true"/>
    </style:style>
    <style:style style:name="ro108" style:family="table-row">
      <style:table-row-properties style:row-height="1.6583in" fo:break-before="auto" style:use-optimal-row-height="true"/>
    </style:style>
    <style:style style:name="ro109" style:family="table-row">
      <style:table-row-properties style:row-height="2.7598in" fo:break-before="auto" style:use-optimal-row-height="true"/>
    </style:style>
    <style:style style:name="ro110" style:family="table-row">
      <style:table-row-properties style:row-height="2.911in" fo:break-before="auto" style:use-optimal-row-height="true"/>
    </style:style>
    <style:style style:name="ro111" style:family="table-row">
      <style:table-row-properties style:row-height="2.0563in" fo:break-before="auto" style:use-optimal-row-height="true"/>
    </style:style>
    <style:style style:name="ro112" style:family="table-row">
      <style:table-row-properties style:row-height="0.2272in" fo:break-before="auto" style:use-optimal-row-height="false"/>
    </style:style>
    <style:style style:name="ro113" style:family="table-row">
      <style:table-row-properties style:row-height="1.772in" fo:break-before="auto" style:use-optimal-row-height="true"/>
    </style:style>
    <style:style style:name="ro114" style:family="table-row">
      <style:table-row-properties style:row-height="1.948in" fo:break-before="auto" style:use-optimal-row-height="true"/>
    </style:style>
    <style:style style:name="ro115" style:family="table-row">
      <style:table-row-properties style:row-height="1.15in" fo:break-before="auto" style:use-optimal-row-height="true"/>
    </style:style>
    <style:style style:name="ro116" style:family="table-row">
      <style:table-row-properties style:row-height="3.772in" fo:break-before="auto" style:use-optimal-row-height="true"/>
    </style:style>
    <style:style style:name="ro117" style:family="table-row">
      <style:table-row-properties style:row-height="0.1752in" fo:break-before="auto" style:use-optimal-row-height="true"/>
    </style:style>
    <style:style style:name="ro118" style:family="table-row">
      <style:table-row-properties style:row-height="1.6165in" fo:break-before="auto" style:use-optimal-row-height="true"/>
    </style:style>
    <style:style style:name="ro119" style:family="table-row">
      <style:table-row-properties style:row-height="3.6689in" fo:break-before="auto" style:use-optimal-row-height="true"/>
    </style:style>
    <style:style style:name="ro120" style:family="table-row">
      <style:table-row-properties style:row-height="0.8189in" fo:break-before="auto" style:use-optimal-row-height="true"/>
    </style:style>
    <style:style style:name="ro121" style:family="table-row">
      <style:table-row-properties style:row-height="3.8764in" fo:break-before="auto" style:use-optimal-row-height="true"/>
    </style:style>
    <style:style style:name="ro122" style:family="table-row">
      <style:table-row-properties style:row-height="2.7047in" fo:break-before="auto" style:use-optimal-row-height="true"/>
    </style:style>
    <style:style style:name="ro123" style:family="table-row">
      <style:table-row-properties style:row-height="3.7516in" fo:break-before="auto" style:use-optimal-row-height="true"/>
    </style:style>
    <style:style style:name="ro124" style:family="table-row">
      <style:table-row-properties style:row-height="0.3319in" fo:break-before="auto" style:use-optimal-row-height="true"/>
    </style:style>
    <style:style style:name="ro125" style:family="table-row">
      <style:table-row-properties style:row-height="4.052in" fo:break-before="auto" style:use-optimal-row-height="true"/>
    </style:style>
    <style:style style:name="ro126" style:family="table-row">
      <style:table-row-properties style:row-height="0.4756in" fo:break-before="auto" style:use-optimal-row-height="true"/>
    </style:style>
    <style:style style:name="ro127" style:family="table-row">
      <style:table-row-properties style:row-height="1.8736in" fo:break-before="auto" style:use-optimal-row-height="true"/>
    </style:style>
    <style:style style:name="ro128" style:family="table-row">
      <style:table-row-properties style:row-height="1.6866in" fo:break-before="auto" style:use-optimal-row-height="true"/>
    </style:style>
    <style:style style:name="ro129" style:family="table-row">
      <style:table-row-properties style:row-height="0.1862in" fo:break-before="auto" style:use-optimal-row-height="true"/>
    </style:style>
    <style:style style:name="ro130" style:family="table-row">
      <style:table-row-properties style:row-height="1.2319in" fo:break-before="auto" style:use-optimal-row-height="true"/>
    </style:style>
    <style:style style:name="ro131" style:family="table-row">
      <style:table-row-properties style:row-height="0.7965in" fo:break-before="auto" style:use-optimal-row-height="true"/>
    </style:style>
    <style:style style:name="ro132" style:family="table-row">
      <style:table-row-properties style:row-height="0.6417in" fo:break-before="auto" style:use-optimal-row-height="true"/>
    </style:style>
    <style:style style:name="ro133" style:family="table-row">
      <style:table-row-properties style:row-height="0.6311in" fo:break-before="auto" style:use-optimal-row-height="true"/>
    </style:style>
    <style:style style:name="ro134" style:family="table-row">
      <style:table-row-properties style:row-height="0.4965in" fo:break-before="auto" style:use-optimal-row-height="true"/>
    </style:style>
    <style:style style:name="ro135" style:family="table-row">
      <style:table-row-properties style:row-height="1.5528in" fo:break-before="auto" style:use-optimal-row-height="true"/>
    </style:style>
    <style:style style:name="ro136" style:family="table-row">
      <style:table-row-properties style:row-height="1.252in" fo:break-before="auto" style:use-optimal-row-height="true"/>
    </style:style>
    <style:style style:name="ro137" style:family="table-row">
      <style:table-row-properties style:row-height="1.5728in" fo:break-before="auto" style:use-optimal-row-height="true"/>
    </style:style>
    <style:style style:name="ro138" style:family="table-row">
      <style:table-row-properties style:row-height="3.5091in" fo:break-before="auto" style:use-optimal-row-height="true"/>
    </style:style>
    <style:style style:name="ro139" style:family="table-row">
      <style:table-row-properties style:row-height="2.7429in" fo:break-before="auto" style:use-optimal-row-height="true"/>
    </style:style>
    <style:style style:name="ro140" style:family="table-row">
      <style:table-row-properties style:row-height="2.298in" fo:break-before="auto" style:use-optimal-row-height="true"/>
    </style:style>
    <style:style style:name="ro141" style:family="table-row">
      <style:table-row-properties style:row-height="2.0283in" fo:break-before="auto" style:use-optimal-row-height="true"/>
    </style:style>
    <style:style style:name="ro142" style:family="table-row">
      <style:table-row-properties style:row-height="1.7075in" fo:break-before="auto" style:use-optimal-row-height="true"/>
    </style:style>
    <style:style style:name="ro143" style:family="table-row">
      <style:table-row-properties style:row-height="0.1791in" fo:break-before="auto" style:use-optimal-row-height="true"/>
    </style:style>
    <style:style style:name="ro144" style:family="table-row">
      <style:table-row-properties style:row-height="2.4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style:text-align-source="fix" style:repeat-content="false" fo:wrap-option="wrap"/>
      <style:paragraph-properties fo:text-align="center"/>
    </style:style>
    <style:style style:name="ce10" style:family="table-cell" style:parent-style-name="Default" style:data-style-name="N100">
      <style:table-cell-properties fo:background-color="#99ccff" fo:wrap-option="wrap"/>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text-properties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star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font-size-complex="5.69999980926514pt"/>
    </style:style>
    <style:style style:name="ce20"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style>
    <style:style style:name="ce23" style:family="table-cell" style:parent-style-name="Default">
      <style:table-cell-properties fo:wrap-option="wrap"/>
    </style:style>
    <style:style style:name="ce24"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fo:font-weight="normal" style:font-weight-asian="normal" style:font-weight-complex="normal"/>
    </style:style>
    <style:style style:name="ce27" style:family="table-cell" style:parent-style-name="Default" style:data-style-name="N100">
      <style:table-cell-properties fo:wrap-option="wrap"/>
      <style:text-properties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style>
    <style:style style:name="ce2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19" table:number-rows-repeated="47">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0" table:default-cell-style-name="ce4"/>
        <table:table-column table:style-name="co141" table:default-cell-style-name="ce4"/>
        <table:table-column table:style-name="co7" table:default-cell-style-name="ce4"/>
        <table:table-column table:style-name="co142" table:default-cell-style-name="ce4"/>
        <table:table-column table:style-name="co143"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59">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4" table:default-cell-style-name="ce4"/>
        <table:table-column table:style-name="co145" table:default-cell-style-name="ce4"/>
        <table:table-column table:style-name="co14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6" table:default-cell-style-name="ce4"/>
        <table:table-column table:style-name="co21" table:default-cell-style-name="ce4"/>
        <table:table-column table:style-name="co147" table:default-cell-style-name="ce4"/>
        <table:table-column table:style-name="co148" table:default-cell-style-name="ce4"/>
        <table:table-column table:style-name="co149" table:default-cell-style-name="ce4"/>
        <table:table-column table:style-name="co150"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1" table:default-cell-style-name="ce4"/>
        <table:table-column table:style-name="co7" table:number-columns-repeated="2" table:default-cell-style-name="ce4"/>
        <table:table-column table:style-name="co9" table:default-cell-style-name="ce4"/>
        <table:table-column table:style-name="co152" table:default-cell-style-name="ce4"/>
        <table:table-column table:style-name="co153"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4" table:default-cell-style-name="Default"/>
        <table:table-column table:style-name="co21" table:default-cell-style-name="Default"/>
        <table:table-column table:style-name="co141" table:default-cell-style-name="Default"/>
        <table:table-column table:style-name="co7" table:default-cell-style-name="Default"/>
        <table:table-column table:style-name="co155"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6" table:default-cell-style-name="ce4"/>
        <table:table-column table:style-name="co157"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8" table:default-cell-style-name="Default"/>
        <table:table-column table:style-name="co159" table:default-cell-style-name="Default"/>
        <table:table-column table:style-name="co160" table:default-cell-style-name="Default"/>
        <table:table-column table:style-name="co21" table:default-cell-style-name="Default"/>
        <table:table-column table:style-name="co161" table:default-cell-style-name="Default"/>
        <table:table-column table:style-name="co162"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3"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4" table:default-cell-style-name="Default"/>
        <table:table-column table:style-name="co7" table:number-columns-repeated="3" table:default-cell-style-name="Default"/>
        <table:table-column table:style-name="co165" table:default-cell-style-name="Default"/>
        <table:table-column table:style-name="co16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7" table:default-cell-style-name="ce4"/>
        <table:table-column table:style-name="co16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69" table:default-cell-style-name="Default"/>
        <table:table-column table:style-name="co168"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07" table:default-cell-style-name="ce4"/>
        <table:table-column table:style-name="co170"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74" table:default-cell-style-name="ce4"/>
        <table:table-column table:style-name="co175" table:default-cell-style-name="ce4"/>
        <table:table-column table:style-name="co18" table:default-cell-style-name="ce4"/>
        <table:table-column table:style-name="co176" table:default-cell-style-name="ce4"/>
        <table:table-column table:style-name="co177"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8" table:default-cell-style-name="ce4"/>
        <table:table-column table:style-name="co22" table:default-cell-style-name="ce4"/>
        <table:table-column table:style-name="co179" table:default-cell-style-name="ce4"/>
        <table:table-column table:style-name="co7" table:default-cell-style-name="ce4"/>
        <table:table-column table:style-name="co180" table:default-cell-style-name="ce4"/>
        <table:table-column table:style-name="co181"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3">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2" table:default-cell-style-name="Default"/>
        <table:table-column table:style-name="co7" table:default-cell-style-name="ce4"/>
        <table:table-column table:style-name="co183"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19" table:default-cell-style-name="ce4"/>
        <table:table-column table:style-name="co134" table:default-cell-style-name="ce4"/>
        <table:table-column table:style-name="co187" table:default-cell-style-name="ce4"/>
        <table:table-column table:style-name="co7" table:default-cell-style-name="ce4"/>
        <table:table-column table:style-name="co188" table:default-cell-style-name="ce4"/>
        <table:table-column table:style-name="co14" table:default-cell-style-name="ce4"/>
        <table:table-row table:style-name="ro10">
          <table:table-cell table:style-name="Default" office:value-type="string">
            <text:p>Various excerpts related to the word “reward”.</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table:number-columns-repeated="6"/>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9" table:default-cell-style-name="ce4"/>
        <table:table-column table:style-name="co7" table:default-cell-style-name="ce4"/>
        <table:table-column table:style-name="co66" table:default-cell-style-name="ce4"/>
        <table:table-column table:style-name="co190"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1" table:default-cell-style-name="Default"/>
        <table:table-column table:style-name="co192"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93" table:default-cell-style-name="ce4"/>
        <table:table-column table:style-name="co102" table:default-cell-style-name="ce4"/>
        <table:table-column table:style-name="co194"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95" table:default-cell-style-name="ce2"/>
        <table:table-column table:style-name="co196"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4">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2">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97" table:default-cell-style-name="ce4"/>
        <table:table-column table:style-name="co7" table:default-cell-style-name="ce4"/>
        <table:table-column table:style-name="co165" table:default-cell-style-name="ce4"/>
        <table:table-column table:style-name="co198"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7">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9" table:default-cell-style-name="Default"/>
        <table:table-column table:style-name="co168"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200" table:default-cell-style-name="ce4"/>
        <table:table-column table:style-name="co201" table:default-cell-style-name="ce4"/>
        <table:table-column table:style-name="co202" table:default-cell-style-name="ce4"/>
        <table:table-column table:style-name="co203" table:default-cell-style-name="ce4"/>
        <table:table-column table:style-name="co204"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05"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206"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07" table:default-cell-style-name="ce4"/>
        <table:table-column table:style-name="co208" table:default-cell-style-name="ce4"/>
        <table:table-column table:style-name="co209"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1">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10" table:default-cell-style-name="ce4"/>
        <table:table-column table:style-name="co205" table:default-cell-style-name="ce4"/>
        <table:table-column table:style-name="co211" table:default-cell-style-name="ce4"/>
        <table:table-column table:style-name="co7" table:default-cell-style-name="ce4"/>
        <table:table-column table:style-name="co212"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2">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3">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4">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5">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6">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13" table:default-cell-style-name="ce4"/>
        <table:table-column table:style-name="co214"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6">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15" table:default-cell-style-name="ce4"/>
        <table:table-column table:style-name="co192"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7">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7">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16" table:default-cell-style-name="ce8"/>
        <table:table-column table:style-name="co46" table:default-cell-style-name="ce8"/>
        <table:table-column table:style-name="co217" table:default-cell-style-name="ce8"/>
        <table:table-column table:style-name="co218"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7" table:number-rows-repeated="45">
          <table:table-cell table:number-columns-repeated="6"/>
        </table:table-row>
        <table:table-row table:style-name="ro117">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9" table:default-cell-style-name="ce4"/>
        <table:table-column table:style-name="co220"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21" table:default-cell-style-name="Default"/>
        <table:table-column table:style-name="co7" table:default-cell-style-name="Default"/>
        <table:table-column table:style-name="co222"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5">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4" table:default-cell-style-name="ce4"/>
        <table:table-column table:style-name="co65" table:default-cell-style-name="ce4"/>
        <table:table-column table:style-name="co7" table:number-columns-repeated="2" table:default-cell-style-name="ce4"/>
        <table:table-column table:style-name="co223" table:default-cell-style-name="ce4"/>
        <table:table-column table:style-name="co181"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8">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9">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78" table:default-cell-style-name="ce4"/>
        <table:table-column table:style-name="co7" table:default-cell-style-name="ce4"/>
        <table:table-column table:style-name="co224" table:default-cell-style-name="ce4"/>
        <table:table-column table:style-name="co210" table:default-cell-style-name="ce4"/>
        <table:table-column table:style-name="co225" table:default-cell-style-name="ce4"/>
        <table:table-column table:style-name="co226"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0">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1">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8">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22">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24">
          <table:table-cell/>
          <table:table-cell office: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27" table:default-cell-style-name="ce4"/>
        <table:table-column table:style-name="co228"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9" table:default-cell-style-name="ce4"/>
        <table:table-column table:style-name="co7" table:default-cell-style-name="ce4"/>
        <table:table-column table:style-name="co230" table:default-cell-style-name="ce4"/>
        <table:table-column table:style-name="co89" table:default-cell-style-name="ce4"/>
        <table:table-column table:style-name="co231" table:default-cell-style-name="ce4"/>
        <table:table-column table:style-name="co232"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3">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5">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3">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33" table:default-cell-style-name="ce4"/>
        <table:table-column table:style-name="co234"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35" table:default-cell-style-name="ce4"/>
        <table:table-column table:style-name="co7" table:number-columns-repeated="3" table:default-cell-style-name="ce4"/>
        <table:table-column table:style-name="co132" table:default-cell-style-name="ce4"/>
        <table:table-column table:style-name="co236"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37" table:default-cell-style-name="ce4"/>
        <table:table-column table:style-name="co238"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6">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4">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9" table:default-cell-style-name="ce8"/>
        <table:table-column table:style-name="co79" table:default-cell-style-name="ce8"/>
        <table:table-column table:style-name="co240" table:default-cell-style-name="ce8"/>
        <table:table-column table:style-name="co241" table:default-cell-style-name="ce4"/>
        <table:table-column table:style-name="co242"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6">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7">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8">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9">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6">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30">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1">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1">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2">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3">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4">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5">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5">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6">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30">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7">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8">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30">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8">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9">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6">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40">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6">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3">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1">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2">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3">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1">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8">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6">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7" table:number-rows-repeated="9">
          <table:table-cell table:number-columns-repeated="4"/>
          <table:table-cell table:style-name="ce8"/>
          <table:table-cell/>
        </table:table-row>
        <table:table-row table:style-name="ro117" table:number-rows-repeated="21">
          <table:table-cell table:style-name="ce4" table:number-columns-repeated="4"/>
          <table:table-cell/>
          <table:table-cell table:style-name="ce4"/>
        </table:table-row>
        <table:table-row table:style-name="ro117">
          <table:table-cell table:style-name="ce4" table:number-columns-repeated="4"/>
          <table:table-cell/>
          <table:table-cell table:style-name="ce4"/>
        </table:table-row>
      </table:table>
      <table:table table:name="wife marriage wedding" table:style-name="ta1">
        <table:table-column table:style-name="co178" table:default-cell-style-name="ce4"/>
        <table:table-column table:style-name="co7" table:default-cell-style-name="ce4"/>
        <table:table-column table:style-name="co57" table:default-cell-style-name="ce4"/>
        <table:table-column table:style-name="co7" table:default-cell-style-name="ce4"/>
        <table:table-column table:style-name="co243" table:default-cell-style-name="ce4"/>
        <table:table-column table:style-name="co24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43">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45" table:default-cell-style-name="Default"/>
        <table:table-column table:style-name="co246" table:default-cell-style-name="Default"/>
        <table:table-column table:style-name="co247"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4">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 style:data-style-name="N2" text:time-value="0000-00-00T15:2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3-26T21:46:35</dc:date>
    <meta:editing-duration>P24DT7H52M48S</meta:editing-duration>
    <meta:editing-cycles>519</meta:editing-cycles>
    <dc:creator>Ryan </dc:creator>
    <meta:document-statistic meta:table-count="120" meta:cell-count="2392" meta:object-count="0"/>
  </office:meta>
</office:document-meta>
</file>